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882in"/>
    </style:style>
    <style:style style:name="Table1.A1" style:family="table-cell">
      <style:table-cell-properties fo:background-color="#66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66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125in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c870" officeooo:paragraph-rsid="001ec870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officeooo:rsid="001ec870" officeooo:paragraph-rsid="001ec870" style:font-weight-asian="normal" style:font-weight-complex="normal"/>
    </style:style>
    <style:style style:name="P4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fo:font-size="11pt" fo:font-weight="normal" officeooo:rsid="001ec870" officeooo:paragraph-rsid="001ec870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fo:font-weight="normal" officeooo:rsid="001ec870" officeooo:paragraph-rsid="0021246d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fo:font-size="11pt" fo:font-weight="normal" officeooo:rsid="001f11cb" officeooo:paragraph-rsid="0021246d" style:font-size-asian="11pt" style:font-weight-asian="normal" style:font-size-complex="11pt" style:font-weight-complex="normal"/>
    </style:style>
    <style:style style:name="T1" style:family="text">
      <style:text-properties officeooo:rsid="001f11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11cb" style:font-weight-asian="bold" style:font-weight-complex="bold"/>
    </style:style>
    <style:style style:name="T4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5">Name:</text:p>
          </table:table-cell>
          <table:table-cell table:style-name="Table1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Identifier: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><text:span text:style-name="T4">Version</text:span>: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3" office:value-type="string">
            <text:p text:style-name="P7">Date Created:</text:p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4">Last Modified:</text:p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7">Importance:</text:p>
          </table:table-cell>
          <table:table-cell table:style-name="Tab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6"><text:span text:style-name="T1">Actor(s):</text:span></text:p>
          </table:table-cell>
          <table:table-cell table:style-name="Table1.B5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6"><text:span text:style-name="T1">Goal</text:span>:</text:p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6"><text:span text:style-name="T1">Summary</text:span>:</text:p>
          </table:table-cell>
          <table:table-cell table:style-name="Table1.B8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6">Related use-cases:</text:p>
          </table:table-cell>
          <table:table-cell table:style-name="Table1.B8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6">Preconditions </text:p>
          </table:table-cell>
          <table:table-cell table:style-name="Table1.B9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6">Trigger:</text:p>
          </table:table-cell>
          <table:table-cell table:style-name="Table1.B10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6">Basic Flow:</text:p>
          </table:table-cell>
          <table:table-cell table:style-name="Table1.B1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12" office:value-type="string">
            <text:p text:style-name="P6">Post-Conditions:</text:p>
          </table:table-cell>
          <table:table-cell table:style-name="Table1.B1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6">Minimum Guarantee:</text:p>
          </table:table-cell>
          <table:table-cell table:style-name="Table1.B1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6"><text:span text:style-name="T1">Risk</text:span>:</text:p>
          </table:table-cell>
          <table:table-cell table:style-name="Table1.B1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5" office:value-type="string">
            <text:p text:style-name="P6">Notes:</text:p>
          </table:table-cell>
          <table:table-cell table:style-name="Table1.B1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6" office:value-type="string">
            <text:p text:style-name="P6"><text:span text:style-name="T1">Author(s):</text:span></text:p>
          </table:table-cell>
          <table:table-cell table:style-name="Table1.B1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05:52.340749594</meta:creation-date>
    <dc:date>2016-02-02T15:37:19.581665258</dc:date>
    <meta:editing-duration>PT12M39S</meta:editing-duration>
    <meta:editing-cycles>3</meta:editing-cycles>
    <meta:generator>LibreOffice/5.0.2.2$Linux_X86_64 LibreOffice_project/00m0$Build-2</meta:generator>
    <meta:document-statistic meta:table-count="1" meta:image-count="0" meta:object-count="0" meta:page-count="1" meta:paragraph-count="18" meta:word-count="23" meta:character-count="190" meta:non-whitespace-character-count="184"/>
  </office:meta>
</office:document-meta>
</file>